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8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9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3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7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8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1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2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3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1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2" style:family="text">
      <style:text-properties fo:color="#000000"/>
    </style:style>
    <style:style style:name="T13" style:family="text">
      <style:text-properties fo:color="#000000" officeooo:rsid="00605072"/>
    </style:style>
    <style:style style:name="T14" style:family="text">
      <style:text-properties fo:color="#000000" officeooo:rsid="005e670e"/>
    </style:style>
    <style:style style:name="T15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8" style:family="text">
      <style:text-properties fo:color="#000000" officeooo:rsid="00686a2a"/>
    </style:style>
    <style:style style:name="T19" style:family="text">
      <style:text-properties officeooo:rsid="0067bdbb"/>
    </style:style>
    <style:style style:name="T20" style:family="text">
      <style:text-properties officeooo:rsid="00686a2a"/>
    </style:style>
    <style:style style:name="T21" style:family="text">
      <style:text-properties style:text-underline-style="none" fo:font-weight="normal" officeooo:rsid="004cb5a0" style:font-weight-asian="normal" style:font-weight-complex="normal"/>
    </style:style>
    <style:style style:name="T22" style:family="text">
      <style:text-properties style:text-underline-style="none" fo:font-weight="normal" officeooo:rsid="003e9c0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ynamoDB</text:span>: <text:span text:style-name="T3">storm2</text:span>_<text:span text:style-name="T1">index</text:span></text:p>
      <text:p text:style-name="P8"><text:date style:data-style-name="N37" text:date-value="2017-01-10T14:18:11.275434801">10/01/17</text:date> </text:p>
      <text:h text:style-name="P23" text:outline-level="1">Database Structure</text:h>
      <text:p text:style-name="P2"><text:span text:style-name="T2">Table name</text:span>: <text:tab/><text:tab/><text:span text:style-name="T2">wxradar_storm2_index</text:span></text:p>
      <text:p text:style-name="P5"><text:span text:style-name="T21">Partition Key</text:span><text:span text:style-name="T22">: <text:tab/></text:span><text:span text:style-name="T17">date_id</text:span><text:span text:style-name="T8"> (string: </text:span><text:span text:style-name="T9">ddmmyyyy</text:span><text:span text:style-name="T8">)</text:span></text:p>
      <text:p text:style-name="P3"><text:span text:style-name="T10"><text:tab/><text:tab/><text:tab/>%this arrangement improves database growth </text:span><text:span text:style-name="T11">latency</text:span></text:p>
      <text:p text:style-name="P6"><text:span text:style-name="T2">Sort Key</text:span>:<text:tab/><text:tab/><text:span text:style-name="T19">sort_id (string)</text:span></text:p>
      <text:p text:style-name="P13"><text:tab/><text:tab/><text:tab/>(time_subsetID_radarID <text:s/>yyyy-mm-ddTHH:MM:SS_###_##)</text:p>
      <text:p text:style-name="P4">Attributes: </text:p>
      <text:list xml:id="list8778530433292650139" text:style-name="L1">
        <text:list-item>
          <text:list>
            <text:list-item>
              <text:p text:style-name="P9"><text:span text:style-name="T13">r</text:span><text:span text:style-name="T12">adar_id (##)</text:span></text:p>
            </text:list-item>
            <text:list-item>
              <text:p text:style-name="P12">subset_id (###) (unique only to radar id and time)</text:p>
            </text:list-item>
            <text:list-item>
              <text:p text:style-name="P11"><text:span text:style-name="T12">start_timestamp (string) </text:span><text:span text:style-name="T15">(seconds==00 </text:span><text:span text:style-name="T16">for bom radars</text:span><text:span text:style-name="T15">)</text:span></text:p>
            </text:list-item>
            <text:list-item>
              <text:p text:style-name="P10"><text:span text:style-name="T13">data</text:span><text:span text:style-name="T12">_ffn </text:span><text:span text:style-name="T14">(string)</text:span></text:p>
            </text:list-item>
            <text:list-item>
              <text:p text:style-name="P14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4">(string)</text:span></text:p>
            </text:list-item>
            <text:list-item>
              <text:p text:style-name="P15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6">storm_dbz_<text:span text:style-name="T7">centlon (number)</text:span></text:p>
            </text:list-item>
            <text:list-item>
              <text:p text:style-name="P18">storm_edge_lat (string</text:p>
            </text:list-item>
            <text:list-item>
              <text:p text:style-name="P18">storm_edge_lon (string)</text:p>
            </text:list-item>
            <text:list-item>
              <text:p text:style-name="P19"><text:span text:style-name="T20">storm_</text:span><text:span text:style-name="T12">storm_ijbox </text:span><text:span text:style-name="T18">(string)</text:span></text:p>
            </text:list-item>
            <text:list-item>
              <text:p text:style-name="P20">h_grid (number)</text:p>
            </text:list-item>
            <text:list-item>
              <text:p text:style-name="P20">v_grid (number)</text:p>
            </text:list-item>
          </text:list>
        </text:list-item>
      </text:list>
      <text:list xml:id="list7763987174653768845" text:style-name="L2">
        <text:list-item>
          <text:list>
            <text:list-item>
              <text:p text:style-name="P21">volume (number) <text:span text:style-name="T6">km3</text:span></text:p>
            </text:list-item>
            <text:list-item>
              <text:p text:style-name="P21"><text:soft-page-break/>area (number) <text:span text:style-name="T6">km2</text:span></text:p>
            </text:list-item>
            <text:list-item>
              <text:p text:style-name="P21">major_axis (number)</text:p>
            </text:list-item>
            <text:list-item>
              <text:p text:style-name="P21">minor_axis (number)</text:p>
            </text:list-item>
            <text:list-item>
              <text:p text:style-name="P21">orient (number)</text:p>
            </text:list-item>
            <text:list-item>
              <text:p text:style-name="P21">max_tops (number)</text:p>
            </text:list-item>
            <text:list-item>
              <text:p text:style-name="P21">max_dbz (number)</text:p>
            </text:list-item>
            <text:list-item>
              <text:p text:style-name="P21">max_dbz_h (number)</text:p>
            </text:list-item>
            <text:list-item>
              <text:p text:style-name="P21">mean_dbz (number)</text:p>
            </text:list-item>
            <text:list-item>
              <text:p text:style-name="P21">max_g_vil (number) <text:span text:style-name="T6">kg/m2</text:span></text:p>
            </text:list-item>
            <text:list-item>
              <text:p text:style-name="P21">mass (number) <text:span text:style-name="T6">kt</text:span></text:p>
            </text:list-item>
            <text:list-item>
              <text:p text:style-name="P21">max_sts_dbz_h (number)</text:p>
            </text:list-item>
            <text:list-item>
              <text:p text:style-name="P21">cell_vil (number) <text:span text:style-name="T6">kg/m2</text:span></text:p>
            </text:list-item>
            <text:list-item>
              <text:p text:style-name="P21">max_mesh (number) <text:span text:style-name="T6">mm</text:span></text:p>
            </text:list-item>
            <text:list-item>
              <text:p text:style-name="P21">max_posh (number) <text:span text:style-name="T5">%</text:span></text:p>
            </text:list-item>
          </text:list>
        </text:list-item>
      </text:list>
      <text:h text:style-name="P23" text:outline-level="1">Usage</text:h>
      <text:list xml:id="list4256498698503659411" text:style-name="L3">
        <text:list-item>
          <text:p text:style-name="P22">wv_process: <text:tab/><text:span text:style-name="T3">Writes entries to database</text:span></text:p>
        </text:list-item>
        <text:list-item>
          <text:p text:style-name="P17">wv_track:<text:tab/>Reads database to compute tracking</text:p>
        </text:list-item>
        <text:list-item>
          <text:p text:style-name="P22">wv_kml:<text:tab/>Filtering <text:span text:style-name="T3">storms</text:span></text:p>
        </text:list-item>
        <text:list-item>
          <text:p text:style-name="P22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10T14:18:11.231835667</dc:date>
    <meta:editing-duration>PT14H27M49S</meta:editing-duration>
    <meta:editing-cycles>63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2" meta:word-count="150" meta:character-count="1054" meta:non-whitespace-character-count="965"/>
  </office:meta>
</office:document-meta>
</file>